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18in" style:rel-column-width="8153*"/>
    </style:style>
    <style:style style:name="Table1.B" style:family="table-column">
      <style:table-column-properties style:column-width="0.8042in" style:rel-column-width="7607*"/>
    </style:style>
    <style:style style:name="Table1.C" style:family="table-column">
      <style:table-column-properties style:column-width="0.6257in" style:rel-column-width="5919*"/>
    </style:style>
    <style:style style:name="Table1.D" style:family="table-column">
      <style:table-column-properties style:column-width="0.9972in" style:rel-column-width="9434*"/>
    </style:style>
    <style:style style:name="Table1.E" style:family="table-column">
      <style:table-column-properties style:column-width="1.0313in" style:rel-column-width="9762*"/>
    </style:style>
    <style:style style:name="Table1.F" style:family="table-column">
      <style:table-column-properties style:column-width="0.8618in" style:rel-column-width="8159*"/>
    </style:style>
    <style:style style:name="Table1.G" style:family="table-column">
      <style:table-column-properties style:column-width="0.8653in" style:rel-column-width="8186*"/>
    </style:style>
    <style:style style:name="Table1.H" style:family="table-column">
      <style:table-column-properties style:column-width="0.8785in" style:rel-column-width="831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0fe4d7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14d6dc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14d6d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14d6dc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14d6dc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20ccbb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0ccbb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0ccbb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1cc5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21cc57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1cc57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3c6b2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24c3e3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4c3e3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262f34" style:font-size-asian="12pt" style:font-weight-asian="bold" style:font-size-complex="12pt" style:font-weight-complex="bold"/>
    </style:style>
    <style:style style:name="P23" style:family="paragraph" style:parent-style-name="Standard" style:list-style-name="L8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62f34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normal" officeooo:rsid="0010dcf6" officeooo:paragraph-rsid="00262f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262f34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28" style:family="paragraph" style:parent-style-name="Standard" style:list-style-name="L10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0fe4d7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333333" loext:opacity="100%" style:font-name="Arial1" fo:font-size="12pt" fo:letter-spacing="normal" fo:font-style="normal" fo:font-weight="normal" officeooo:rsid="0010dcf6" officeooo:paragraph-rsid="001df240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800080" loext:opacity="100%" style:font-name="Arial1" fo:font-size="12pt" fo:letter-spacing="normal" fo:font-style="normal" fo:font-weight="bold" officeooo:rsid="0010dcf6" officeooo:paragraph-rsid="001df240" style:font-size-asian="12pt" style:font-weight-asian="bold" style:font-size-complex="12pt" style:font-weight-complex="bold"/>
    </style:style>
    <style:style style:name="P31" style:family="paragraph" style:parent-style-name="Standard" style:list-style-name="L11">
      <style:text-properties style:font-name="Arial1" officeooo:paragraph-rsid="001df240"/>
    </style:style>
    <style:style style:name="P32" style:family="paragraph" style:parent-style-name="Standard">
      <style:text-properties style:font-name="Arial1" officeooo:paragraph-rsid="001df240"/>
    </style:style>
    <style:style style:name="P33" style:family="paragraph" style:parent-style-name="Table_20_Contents">
      <style:text-properties style:font-name="Arial1" officeooo:rsid="0027c03b" officeooo:paragraph-rsid="0027c03b"/>
    </style:style>
    <style:style style:name="P34" style:family="paragraph" style:parent-style-name="Table_20_Contents">
      <style:text-properties style:font-name="Arial1"/>
    </style:style>
    <style:style style:name="P35" style:family="paragraph" style:parent-style-name="Standard">
      <style:text-properties fo:font-variant="normal" fo:text-transform="none" fo:color="#212338" loext:opacity="100%" style:font-name="Arial1" fo:font-size="12pt" fo:letter-spacing="normal" fo:font-style="normal" fo:font-weight="normal" officeooo:rsid="0029955b" officeooo:paragraph-rsid="0029955b" style:font-size-asian="12pt" style:font-size-complex="12pt"/>
    </style:style>
    <style:style style:name="P36" style:family="paragraph" style:parent-style-name="Standard" style:list-style-name="L12">
      <style:paragraph-properties fo:line-height="200%"/>
      <style:text-properties fo:font-variant="normal" fo:text-transform="none" fo:color="#212338" loext:opacity="100%" style:font-name="Arial1" fo:font-size="12pt" fo:letter-spacing="normal" fo:font-style="normal" fo:font-weight="normal" officeooo:rsid="0029955b" officeooo:paragraph-rsid="0029955b" style:font-size-asian="12pt" style:font-size-complex="12pt"/>
    </style:style>
    <style:style style:name="P37" style:family="paragraph" style:parent-style-name="Standard">
      <style:paragraph-properties fo:line-height="200%"/>
      <style:text-properties fo:font-variant="normal" fo:text-transform="none" fo:color="#212338" loext:opacity="100%" style:font-name="Arial1" fo:font-size="12pt" fo:letter-spacing="normal" fo:font-style="normal" fo:font-weight="normal" officeooo:rsid="0029955b" officeooo:paragraph-rsid="0029955b" style:font-size-asian="12pt" style:font-size-complex="12pt"/>
    </style:style>
    <style:style style:name="P38" style:family="paragraph" style:parent-style-name="Standard">
      <style:text-properties style:font-name="Arial1" fo:font-size="12pt" officeooo:rsid="0029955b" officeooo:paragraph-rsid="0029955b" style:font-size-asian="12pt" style:font-size-complex="12pt"/>
    </style:style>
    <style:style style:name="P39" style:family="paragraph" style:parent-style-name="Standard">
      <style:text-properties style:font-name="Arial1" officeooo:paragraph-rsid="001b5383"/>
    </style:style>
    <style:style style:name="T1" style:family="text">
      <style:text-properties officeooo:rsid="00145714"/>
    </style:style>
    <style:style style:name="T2" style:family="text">
      <style:text-properties officeooo:rsid="0015a942"/>
    </style:style>
    <style:style style:name="T3" style:family="text">
      <style:text-properties officeooo:rsid="0014d6dc"/>
    </style:style>
    <style:style style:name="T4" style:family="text">
      <style:text-properties officeooo:rsid="0019b32c"/>
    </style:style>
    <style:style style:name="T5" style:family="text">
      <style:text-properties officeooo:rsid="0019179a"/>
    </style:style>
    <style:style style:name="T6" style:family="text">
      <style:text-properties officeooo:rsid="0020ccbb"/>
    </style:style>
    <style:style style:name="T7" style:family="text">
      <style:text-properties officeooo:rsid="0029955b"/>
    </style:style>
    <style:style style:name="T8" style:family="text">
      <style:text-properties officeooo:rsid="0023c6b2"/>
    </style:style>
    <style:style style:name="T9" style:family="text">
      <style:text-properties officeooo:rsid="00262f34"/>
    </style:style>
    <style:style style:name="T10" style:family="text">
      <style:text-properties officeooo:rsid="0024c3e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ccbb" style:font-weight-asian="bold" style:font-weight-complex="bold"/>
    </style:style>
    <style:style style:name="T14" style:family="text">
      <style:text-properties officeooo:rsid="00162cce"/>
    </style:style>
    <style:style style:name="T15" style:family="text">
      <style:text-properties officeooo:rsid="00279bf9"/>
    </style:style>
    <style:style style:name="T16" style:family="text">
      <style:text-properties officeooo:rsid="001df240"/>
    </style:style>
    <style:style style:name="T17" style:family="text">
      <style:text-properties officeooo:rsid="001b5383"/>
    </style:style>
    <style:style style:name="T18" style:family="text">
      <style:text-properties fo:font-variant="normal" fo:text-transform="none" fo:color="#333333" loext:opacity="100%" fo:font-size="12pt" fo:letter-spacing="normal" fo:font-style="normal" fo:font-weight="normal" officeooo:rsid="0010dcf6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rpose</text:p>
      <text:p text:style-name="P2">This <text:span text:style-name="T1">document</text:span> establishes the <text:span text:style-name="T1">structure</text:span> for identifying, managing, and classifying information assets throughout their life cycle to ensure appropriate levels of protection and</text:p>
      <text:p text:style-name="P2">accountability, <text:span text:style-name="T2">in compliance with</text:span> ISO/IEC 27001:2022 <text:span text:style-name="T2">stipulations.</text:span></text:p>
      <text:p text:style-name="P2"/>
      <text:p text:style-name="P1">Scope</text:p>
      <text:p text:style-name="P2">Applies to all information assets within the scope of <text:span text:style-name="T3">Pym Technology’s </text:span>Information</text:p>
      <text:p text:style-name="P3">Security Management System (ISMS): </text:p>
      <text:list text:style-name="L1">
        <text:list-item>
          <text:p text:style-name="P4"><text:span text:style-name="T3">P</text:span>hysical devices</text:p>
        </text:list-item>
        <text:list-item>
          <text:p text:style-name="P4"><text:span text:style-name="T3">S</text:span>oftware</text:p>
        </text:list-item>
        <text:list-item>
          <text:p text:style-name="P4"><text:span text:style-name="T3">C</text:span>loud <text:span text:style-name="T3">e</text:span>nvironment<text:span text:style-name="T3">s</text:span></text:p>
        </text:list-item>
        <text:list-item>
          <text:p text:style-name="P4"><text:span text:style-name="T3">D</text:span>ata</text:p>
        </text:list-item>
        <text:list-item>
          <text:p text:style-name="P4"><text:span text:style-name="T3">P</text:span>ersonnel with access to systems <text:span text:style-name="T3">(Pym Technology’s employees, contractors, </text:span><text:span text:style-name="T4">TPRM</text:span><text:span text:style-name="T3">)</text:span></text:p>
        </text:list-item>
      </text:list>
      <text:p text:style-name="P2"/>
      <text:p text:style-name="P5">Objectives</text:p>
      <text:list text:style-name="L2">
        <text:list-item>
          <text:p text:style-name="P6">Ensure all assets are inventoried, classified, and assigned ownership.</text:p>
        </text:list-item>
        <text:list-item>
          <text:p text:style-name="P7">Protect assets according to their value, sensitivity, and risk level.</text:p>
        </text:list-item>
        <text:list-item>
          <text:p text:style-name="P7">Prevent unauthorized access, disclosure, alteration, or destruction.</text:p>
          <text:p text:style-name="P7"/>
        </text:list-item>
      </text:list>
      <text:p text:style-name="P1">Asset Types</text:p>
      <text:list text:style-name="L3">
        <text:list-item>
          <text:p text:style-name="P8">Information Assets (source code, data, documentation)</text:p>
        </text:list-item>
        <text:list-item>
          <text:p text:style-name="P8">IT Assets (<text:span text:style-name="T3">s</text:span>ervers, laptops, <text:span text:style-name="T3">phones, </text:span>GitHub, <text:span text:style-name="T5">internal repositories</text:span>)</text:p>
        </text:list-item>
        <text:list-item>
          <text:p text:style-name="P8">Cloud Services</text:p>
        </text:list-item>
        <text:list-item>
          <text:p text:style-name="P8"><text:span text:style-name="T2">A</text:span>pplications </text:p>
        </text:list-item>
        <text:list-item>
          <text:p text:style-name="P8">Personnel &amp; Roles (<text:span text:style-name="T2">IAM</text:span>)</text:p>
        </text:list-item>
      </text:list>
      <text:p text:style-name="P2"/>
      <text:p text:style-name="P9">Asset Inventory (A<text:span text:style-name="T6">nnex A, </text:span>5.9)</text:p>
      <text:p text:style-name="P10">All assets must be recorded in an Asset Inventory, maintained by GRC Analyst.</text:p>
      <text:p text:style-name="P2">Each entry <text:span text:style-name="T6">in the CM</text:span><text:span text:style-name="T7">DB</text:span><text:span text:style-name="T6"> </text:span>must include:</text:p>
      <text:list text:style-name="L4">
        <text:list-item>
          <text:p text:style-name="P11">Owner</text:p>
        </text:list-item>
        <text:list-item>
          <text:p text:style-name="P11">Asset ID</text:p>
        </text:list-item>
        <text:list-item>
          <text:p text:style-name="P12">Description</text:p>
        </text:list-item>
        <text:list-item>
          <text:p text:style-name="P12">Type</text:p>
        </text:list-item>
        <text:list-item>
          <text:p text:style-name="P11">Classification</text:p>
        </text:list-item>
        <text:list-item>
          <text:p text:style-name="P12">Location</text:p>
        </text:list-item>
        <text:list-item>
          <text:p text:style-name="P12">Associated threats and vulnerabilities</text:p>
        </text:list-item>
      </text:list>
      <text:p text:style-name="P2"/>
      <text:p text:style-name="P2">Th<text:span text:style-name="T6">ese assets will be</text:span> reviewed at least annually and when significant changes occur.</text:p>
      <text:p text:style-name="P2"/>
      <text:p text:style-name="P9">Asset Ownership (A<text:span text:style-name="T6">nnex A, </text:span>5.10)</text:p>
      <text:p text:style-name="P10">Each asset must be assigned an owner responsible for:</text:p>
      <text:list text:style-name="L5">
        <text:list-item>
          <text:p text:style-name="P13">Ensuring the asset is properly protected</text:p>
        </text:list-item>
        <text:list-item>
          <text:p text:style-name="P13">Classifying the asset</text:p>
        </text:list-item>
        <text:list-item>
          <text:p text:style-name="P13">Managing changes and reporting risks</text:p>
        </text:list-item>
      </text:list>
      <text:p text:style-name="P2"/>
      <text:p text:style-name="P2"/>
      <text:p text:style-name="P2"/>
      <text:p text:style-name="P2"/>
      <text:p text:style-name="P14"/>
      <text:p text:style-name="P15"><text:soft-page-break/>Acceptable Use of Assets (A<text:span text:style-name="T6">nnex A, </text:span>5.15)</text:p>
      <text:list text:style-name="L6">
        <text:list-item>
          <text:p text:style-name="P16">Users must follow <text:span text:style-name="T3">Pym Technology’s</text:span> Acceptable Use Policy when handling company assets.</text:p>
        </text:list-item>
        <text:list-item>
          <text:p text:style-name="P17">Misuse, negligence, or unauthorized use will result in disciplinary action.</text:p>
        </text:list-item>
        <text:list-item>
          <text:p text:style-name="P18">Employees, <text:span text:style-name="T3">contractors</text:span> <text:span text:style-name="T8">and any third parties </text:span>must report lost or compromised assets immediately.</text:p>
        </text:list-item>
      </text:list>
      <text:p text:style-name="P2"/>
      <text:p text:style-name="P19">Asset Classification (A<text:span text:style-name="T6">nnex A, </text:span>5.12 <text:span text:style-name="T9">&amp;</text:span><text:span text:style-name="T6"> </text:span>8.2)</text:p>
      <text:p text:style-name="P20">Assets must be classified based on confidentiality, integrity, and availability.</text:p>
      <text:p text:style-name="P2"><text:span text:style-name="T10">C</text:span>lassification levels:</text:p>
      <text:list text:style-name="L7">
        <text:list-item>
          <text:p text:style-name="P21"><text:span text:style-name="T11">Confidential:</text:span> Restricted to authorized personnel only</text:p>
        </text:list-item>
        <text:list-item>
          <text:p text:style-name="P21"><text:span text:style-name="T11">Restricted:</text:span> Limited access, operational use</text:p>
        </text:list-item>
        <text:list-item>
          <text:p text:style-name="P21"><text:span text:style-name="T11">Internal Use Only: </text:span>General employee access, non-public</text:p>
        </text:list-item>
        <text:list-item>
          <text:p text:style-name="P21"><text:span text:style-name="T11">Public: </text:span>Approved for public release <text:span text:style-name="T10">or already available publicly </text:span></text:p>
        </text:list-item>
      </text:list>
      <text:p text:style-name="P2"/>
      <text:p text:style-name="P22">Information Labeling (A<text:span text:style-name="T6">nnex A, </text:span>8.3)</text:p>
      <text:list text:style-name="L8">
        <text:list-item>
          <text:p text:style-name="P23">Digital and physical information must be labeled according to its classification.</text:p>
        </text:list-item>
        <text:list-item>
          <text:p text:style-name="P24">Labeling must be maintained throughout the asset’s life cycle.</text:p>
        </text:list-item>
      </text:list>
      <text:p text:style-name="P2"/>
      <text:p text:style-name="P25"><text:span text:style-name="T12">Media Handling (A</text:span><text:span text:style-name="T13">nnex A, </text:span><text:span text:style-name="T12">A.8.10 – A.8.12)</text:span></text:p>
      <text:p text:style-name="P26">Storage devices containing sensitive information must be:</text:p>
      <text:list text:style-name="L9">
        <text:list-item>
          <text:p text:style-name="P27">Encrypted</text:p>
        </text:list-item>
        <text:list-item>
          <text:p text:style-name="P27">Tracked for movement</text:p>
        </text:list-item>
        <text:list-item>
          <text:p text:style-name="P27">Wiped before disposal or reuse</text:p>
        </text:list-item>
        <text:list-item>
          <text:p text:style-name="P27">Disposal must follow secure erasure standards <text:span text:style-name="T9">for maximum privacy</text:span></text:p>
        </text:list-item>
      </text:list>
      <text:p text:style-name="P2"/>
      <text:p text:style-name="P1">Asset Life <text:span text:style-name="T14">C</text:span>ycle Management</text:p>
      <text:list xml:id="list2042481629" text:style-name="L10">
        <text:list-item>
          <text:p text:style-name="P28">Assets must be tracked from acquisition to decommissioning.</text:p>
        </text:list-item>
        <text:list-item>
          <text:p text:style-name="P28">Decommissioned assets must be securely disposed of with appropriate record<text:span text:style-name="T14">s </text:span>retained <text:span text:style-name="T14">in accordance to company policies following regulatory compliance.</text:span></text:p>
        </text:list-item>
      </text:list>
      <text:p text:style-name="P29"/>
      <text:p text:style-name="P29">The<text:span text:style-name="T15">se assets</text:span> <text:span text:style-name="T16">will be</text:span> reviewed at least <text:span text:style-name="T16">every 12 months</text:span> and when significant changes occur. </text:p>
      <text:p text:style-name="P2"/>
      <text:p text:style-name="P30">Policy Review</text:p>
      <text:list text:style-name="L11">
        <text:list-item>
          <text:p text:style-name="P31"><text:span text:style-name="T17">The contents within this document are to be audited</text:span> <text:span text:style-name="T15">every 12 months</text:span> or upon significant change to the environment or regulatory requirements.</text:p>
        </text:list-item>
      </text:list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3">Date</text:p>
          </table:table-cell>
          <table:table-cell table:style-name="Table1.A1" office:value-type="string">
            <text:p text:style-name="P33">Version</text:p>
          </table:table-cell>
          <table:table-cell table:style-name="Table1.A1" office:value-type="string">
            <text:p text:style-name="P33">Author</text:p>
          </table:table-cell>
          <table:table-cell table:style-name="Table1.A1" office:value-type="string">
            <text:p text:style-name="P33">Description</text:p>
          </table:table-cell>
          <table:table-cell table:style-name="Table1.A1" office:value-type="string">
            <text:p text:style-name="P33">Approval by</text:p>
          </table:table-cell>
          <table:table-cell table:style-name="Table1.A1" office:value-type="string">
            <text:p text:style-name="P33">Last Updated</text:p>
          </table:table-cell>
          <table:table-cell table:style-name="Table1.A1" office:value-type="string">
            <text:p text:style-name="P33">Review Frequency</text:p>
          </table:table-cell>
          <table:table-cell table:style-name="Table1.H1" office:value-type="string">
            <text:p text:style-name="P33">Next Review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H2" office:value-type="string">
            <text:p text:style-name="P34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5"><text:soft-page-break/>It is critical to obtain senior management buy-in. Establish roles and responsibilities for CMDB maintenance. Recommended procedures to gather the necessary documentation:</text:p>
      <text:p text:style-name="P35"/>
      <text:list text:style-name="L12">
        <text:list-item>
          <text:p text:style-name="P36">Leverage the current CMBD documents and systems. Use it as a starting point, and further as Asset Management program progresses.</text:p>
        </text:list-item>
        <text:list-item>
          <text:p text:style-name="P36">Conduct an asset discovery activity by performing a network scan, and comparing the findings with the current list.</text:p>
        </text:list-item>
        <text:list-item>
          <text:p text:style-name="P36">Validate the current CMDB assets with the IT team.</text:p>
        </text:list-item>
        <text:list-item>
          <text:p text:style-name="P36">Reconcile discrepancies and update the CMDB accordingly.</text:p>
        </text:list-item>
        <text:list-item>
          <text:p text:style-name="P36">Gather source to get a list of software and hardware assets from the IT team.</text:p>
        </text:list-item>
        <text:list-item>
          <text:p text:style-name="P36">Collaborate with research teams to assess the types and locations of intellectual property. This is a critical asset for Pymtech Technology.</text:p>
        </text:list-item>
        <text:list-item>
          <text:p text:style-name="P36">Obtain the rest of the assets from the remaining business units.</text:p>
        </text:list-item>
        <text:list-item>
          <text:p text:style-name="P36">Reach out to the data governance and risk teams for asset classification based on sensitivity and criticality.</text:p>
        </text:list-item>
        <text:list-item>
          <text:p text:style-name="P36">It is recommended that the IT team maintains ownership of the CMDB. There should be a process of regularly auditing and updating the CMBD of at least every 12 months.</text:p>
        </text:list-item>
      </text:list>
      <text:p text:style-name="P37"/>
      <text:p text:style-name="P38"/>
      <text:list text:continue-list="list2042481629" text:style-name="L10">
        <text:list-header>
          <text:p text:style-name="P28"/>
        </text:list-header>
      </text:list>
      <text:p text:style-name="P2"/>
      <text:p text:style-name="P39"><text:span text:style-name="T1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18:43:29.932632500</meta:creation-date>
    <dc:date>2025-09-07T10:17:01.392258200</dc:date>
    <meta:editing-duration>PT14H7M46S</meta:editing-duration>
    <meta:editing-cycles>22</meta:editing-cycles>
    <meta:generator>LibreOffice/25.2.5.2$Windows_X86_64 LibreOffice_project/03d19516eb2e1dd5d4ccd751a0d6f35f35e08022</meta:generator>
    <meta:document-statistic meta:table-count="1" meta:image-count="0" meta:object-count="0" meta:page-count="3" meta:paragraph-count="83" meta:word-count="637" meta:character-count="4144" meta:non-whitespace-character-count="3633"/>
  </office:meta>
</office:document-meta>
</file>